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illed Flank Steak</text:p>
      <text:p text:style-name="Standard"/>
      <text:p text:style-name="Standard">2 lbs flank steak</text:p>
      <text:p text:style-name="Standard">1/3 cup extra virgin olive oil</text:p>
      <text:p text:style-name="Standard">2 cloves garlic, minced</text:p>
      <text:p text:style-name="Standard">2 tbsp red wine vinegar (I used Shaoxin cooking wine and that was good)</text:p>
      <text:p text:style-name="Standard">1/3 cup soy sauce</text:p>
      <text:p text:style-name="Standard">¼ cup honey</text:p>
      <text:p text:style-name="Standard">½ tsp black pepper</text:p>
      <text:p text:style-name="Standard"/>
      <text:p text:style-name="Standard">&gt; Marinate overn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8T08:06:01.71</meta:creation-date>
    <dc:date>2020-08-23T09:08:15.03</dc:date>
    <meta:editing-duration>PT29M3S</meta:editing-duration>
    <meta:editing-cycles>17</meta:editing-cycles>
    <meta:generator>OpenOffice/4.1.4$Win32 OpenOffice.org_project/414m5$Build-9788</meta:generator>
    <meta:document-statistic meta:table-count="0" meta:image-count="0" meta:object-count="0" meta:page-count="1" meta:paragraph-count="9" meta:word-count="45" meta:character-count="226"/>
  </office:meta>
</office:document-meta>
</file>